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186119429230441344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275197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292020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293639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479862404125453311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699681994555283107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5">2.<text:tab/>Next continue running but now adjust pace up and down in order to keep HR <text:tab/>near HR0. <text:s/>Record mile splits on a watch. <text:s/>The split for the 3rd mile is Tmax.</text:p>
          <text:p text:style-name="P46">Continued</text:p>
          <text:p text:style-name="P4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250733190143664151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143325569816943536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268039101751654613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5294608229559722853" text:style-name="L7">
        <text:list-item>
          <text:list>
            <text:list-header>
              <text:p text:style-name="P43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3">I ran the last 0.2 miles well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9T05:08:22.91</dc:date>
    <dc:creator>James  Lombardi</dc:creator>
    <meta:editing-duration>P7DT8H16M42S</meta:editing-duration>
    <meta:editing-cycles>637</meta:editing-cycles>
    <meta:generator>OpenOffice/4.1.2$Win32 OpenOffice.org_project/412m3$Build-9782</meta:generator>
    <meta:document-statistic meta:table-count="0" meta:image-count="0" meta:object-count="0" meta:page-count="16" meta:paragraph-count="413" meta:word-count="5496" meta:character-count="27347"/>
  </office:meta>
</office:document-meta>
</file>